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dc3e" officeooo:paragraph-rsid="0018dc3e"/>
    </style:style>
    <style:style style:name="P2" style:family="paragraph" style:parent-style-name="Standard">
      <style:paragraph-properties fo:text-align="start" style:justify-single-word="false"/>
      <style:text-properties officeooo:rsid="0018dc3e" officeooo:paragraph-rsid="0018dc3e"/>
    </style:style>
    <style:style style:name="P3" style:family="paragraph" style:parent-style-name="Standard">
      <style:paragraph-properties fo:margin-top="0.1189in" fo:margin-bottom="0.1189in" style:contextual-spacing="false" fo:text-align="start" style:justify-single-word="false"/>
      <style:text-properties officeooo:rsid="0018dc3e" officeooo:paragraph-rsid="0018d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Project Ideas</text:p>
      <text:p text:style-name="P1"/>
      <text:p text:style-name="P2">- This document outlines new project ideas if current project is to be finished prior to internship ending</text:p>
      <text:p text:style-name="P2"/>
      <text:p text:style-name="P3">- Have drone maneuver inside a building. Go through doors and evade objects in the way. Allow drone to scan for specific things whilst inside the building. I am assuming this would allow me to get introduced to sensors with a drone and complete a full autonomous mission.</text:p>
      <text:p text:style-name="P3">- Fly drone with the remote. Allow to gain hands on experience with maneuvering drones.</text:p>
      <text:p text:style-name="P3">- If lab is struggling with some sort of sensor placement or camera placement, cad model an attachment that could be placed on the drone to place sensor/camera on. Use 3D printer inside of lab. Would have to learn solid works for this but should not take longer than a week to do so.</text:p>
      <text:p text:style-name="P3">- Though this may not be an issue, create something that prevents for drone to experience turbulence when flying through wind. Could implement aerospace knowledge to this project.</text:p>
      <text:p text:style-name="P3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2:26:44.136956874</meta:creation-date>
    <dc:date>2024-06-13T12:37:36.183166575</dc:date>
    <meta:editing-duration>PT42S</meta:editing-duration>
    <meta:editing-cycles>1</meta:editing-cycles>
    <meta:document-statistic meta:table-count="0" meta:image-count="0" meta:object-count="0" meta:page-count="1" meta:paragraph-count="7" meta:word-count="167" meta:character-count="945" meta:non-whitespace-character-count="784"/>
    <meta:generator>LibreOffice/7.3.7.2$Linux_X86_64 LibreOffice_project/30$Build-2</meta:generator>
  </office:meta>
</office:document-meta>
</file>